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tterns&quot;" style:apply-style-name="cf1" style:base-cell-address="Sheet1.B1"/>
      <style:map style:condition="cell-content()=&quot;Deadline&quot;" style:apply-style-name="Accent_20_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submission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!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6:Sheet1.C1048576 Sheet1.C1:Sheet1.C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=&quot;Deadline&quot;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3:34:36.233028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5T00:04:23.221179453</dc:date>
    <meta:editing-duration>PT32M36S</meta:editing-duration>
    <meta:editing-cycles>12</meta:editing-cycles>
    <meta:generator>LibreOffice/7.3.1.3$Linux_X86_64 LibreOffice_project/30$Build-3</meta:generator>
    <meta:document-statistic meta:table-count="1" meta:cell-count="51" meta:object-count="0"/>
  </office:meta>
</office:document-meta>
</file>